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2.529cm" fo:min-width="0.426cm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309cm" fo:min-width="0.427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8.088cm" fo:min-width="0.427cm"/>
    </style:style>
    <style:style style:name="gr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309cm" fo:min-width="0.426cm"/>
    </style:style>
    <style:style style:name="gr5" style:family="graphic" style:parent-style-name="objectwithoutfill">
      <style:graphic-properties svg:stroke-width="0.508cm" svg:stroke-color="#000000" draw:marker-start-width="1.727cm" draw:marker-end-width="1.727cm" draw:stroke-linejoin="round" svg:stroke-linecap="round" draw:fill="none" draw:textarea-vertical-align="middle" fo:padding-top="0.378cm" fo:padding-bottom="0.378cm" fo:padding-left="0.503cm" fo:padding-right="0.503cm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6cm" fo:min-width="0.016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26cm" svg:height="2.779cm" svg:x="4.16cm" svg:y="16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927cm" svg:height="5.559cm" svg:x="6.939cm" svg:y="13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927cm" svg:height="8.338cm" svg:x="8.792cm" svg:y="11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926cm" svg:height="5.559cm" svg:x="11.572cm" svg:y="11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6.013cm" svg:y1="13.923cm" svg:x2="7.866cm" svg:y2="13.923cm">
            <text:p/>
          </draw:line>
          <draw:line draw:style-name="gr5" draw:text-style-name="P2" draw:layer="layout" svg:x1="4.366cm" svg:y1="16.703cm" svg:x2="6.939cm" svg:y2="16.703cm">
            <text:p/>
          </draw:line>
          <draw:line draw:style-name="gr5" draw:text-style-name="P2" draw:layer="layout" svg:x1="4.392cm" svg:y1="19.482cm" svg:x2="7.866cm" svg:y2="19.482cm">
            <text:p/>
          </draw:line>
          <draw:line draw:style-name="gr5" draw:text-style-name="P2" draw:layer="layout" svg:x1="7.731cm" svg:y1="16.703cm" svg:x2="11.922cm" svg:y2="16.703cm">
            <text:p/>
          </draw:line>
          <draw:line draw:style-name="gr5" draw:text-style-name="P2" draw:layer="layout" svg:x1="8.792cm" svg:y1="11.144cm" svg:x2="12.049cm" svg:y2="11.144cm">
            <text:p/>
          </draw:line>
          <draw:line draw:style-name="gr5" draw:text-style-name="P2" draw:layer="layout" svg:x1="8.792cm" svg:y1="19.482cm" svg:x2="10.645cm" svg:y2="19.482cm">
            <text:p/>
          </draw:line>
          <draw:custom-shape draw:style-name="gr6" draw:text-style-name="P1" draw:layer="layout" svg:width="0.73cm" svg:height="0.73cm" svg:x="3.795cm" svg:y="10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3cm" svg:height="0.73cm" svg:x="3.795cm" svg:y="13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3cm" svg:height="0.73cm" svg:x="6.939cm" svg:y="10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3cm" svg:height="0.73cm" svg:x="12.133cm" svg:y="19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Guyon de Chemilly</meta:initial-creator>
    <meta:creation-date>2019-03-23T01:05:21.239689722</meta:creation-date>
    <dc:date>2019-03-23T01:33:47.387123097</dc:date>
    <dc:creator>Alexandre Guyon de Chemilly</dc:creator>
    <meta:editing-duration>PT26M52S</meta:editing-duration>
    <meta:editing-cycles>2</meta:editing-cycles>
    <meta:generator>LibreOffice/6.0.7.3.0$Linux_X86_64 LibreOffice_project/00$Build-3</meta:generator>
    <meta:document-statistic meta:object-count="15"/>
  </office:meta>
</office:document-meta>
</file>